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6"/>
    <style:style style:name="ce4" style:family="table-cell" style:parent-style-name="Default" style:data-style-name="N36">
      <style:text-properties style:font-name="Ari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ort Smith</text:p>
          </table:table-cell>
          <table:table-cell table:style-name="ce1" table:number-columns-repeated="3"/>
          <table:table-cell table:style-name="ce1" office:value-type="string">
            <text:p>Fort Smith</text:p>
          </table:table-cell>
          <table:table-cell table:style-name="ce1" table:number-columns-repeated="3"/>
          <table:table-cell table:style-name="ce1" office:value-type="string">
            <text:p>Fort Smith</text:p>
          </table:table-cell>
          <table:table-cell table:style-name="ce1" table:number-columns-repeated="3"/>
          <table:table-cell table:style-name="ce1" office:value-type="string">
            <text:p>Fort Smith</text:p>
          </table:table-cell>
          <table:table-cell table:style-name="ce1" table:number-columns-repeated="2"/>
          <table:table-cell/>
          <table:table-cell table:style-name="ce1" office:value-type="string">
            <text:p>Fort Smith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ate </text:p>
          </table:table-cell>
          <table:table-cell table:style-name="ce1" office:value-type="string">
            <text:p>09-29-2011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string">
            <text:p>Date </text:p>
          </table:table-cell>
          <table:table-cell table:style-name="ce1" office:value-type="string">
            <text:p>12-05-2011</text:p>
          </table:table-cell>
          <table:table-cell table:style-name="ce1" office:value-type="float" office:value="82">
            <text:p>82</text:p>
          </table:table-cell>
          <table:table-cell table:style-name="ce1"/>
          <table:table-cell table:style-name="ce1" office:value-type="string">
            <text:p>Date </text:p>
          </table:table-cell>
          <table:table-cell table:style-name="ce1" office:value-type="string">
            <text:p>11-06-201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table:style-name="ce1" office:value-type="string">
            <text:p>Date </text:p>
          </table:table-cell>
          <table:table-cell table:style-name="ce1" office:value-type="string">
            <text:p>02-01-2012</text:p>
          </table:table-cell>
          <table:table-cell table:style-name="ce1" office:value-type="float" office:value="140">
            <text:p>140</text:p>
          </table:table-cell>
          <table:table-cell/>
          <table:table-cell table:style-name="ce1" office:value-type="string">
            <text:p>Date </text:p>
          </table:table-cell>
          <table:table-cell office:value-type="string">
            <text:p>01-07-201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table:style-name="ce1" office:value-type="string">
            <text:p>Hour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string">
            <text:p>Hour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Hour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string">
            <text:p>Hou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Hou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Fil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Fil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Fil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Filter</text:p>
          </table:table-cell>
          <table:table-cell table:style-name="ce1" office:value-type="float" office:value="0">
            <text:p>0</text:p>
          </table:table-cell>
          <table:table-cell table:style-name="ce1"/>
          <table:table-cell/>
          <table:table-cell table:style-name="ce1" office:value-type="string">
            <text:p>Filt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Rows Averaged (k)</text:p>
          </table:table-cell>
          <table:table-cell table:style-name="ce1" office:value-type="string">
            <text:p>101-122</text:p>
          </table:table-cell>
          <table:table-cell table:style-name="ce1" table:number-columns-repeated="2"/>
          <table:table-cell table:style-name="ce1" office:value-type="string">
            <text:p>Rows Averaged (k)</text:p>
          </table:table-cell>
          <table:table-cell table:style-name="ce1" office:value-type="string">
            <text:p>115-138</text:p>
          </table:table-cell>
          <table:table-cell table:style-name="ce1" table:number-columns-repeated="2"/>
          <table:table-cell table:style-name="ce1" office:value-type="string">
            <text:p>Rows Averaged (k)</text:p>
          </table:table-cell>
          <table:table-cell table:style-name="ce4" office:value-type="string">
            <text:p>6.0-27</text:p>
          </table:table-cell>
          <table:table-cell table:style-name="ce1" table:number-columns-repeated="2"/>
          <table:table-cell table:style-name="ce1" office:value-type="string">
            <text:p>Rows Averaged (k)</text:p>
          </table:table-cell>
          <table:table-cell table:style-name="ce1" office:value-type="string">
            <text:p>92-115</text:p>
          </table:table-cell>
          <table:table-cell table:style-name="ce1" table:number-columns-repeated="2"/>
          <table:table-cell table:style-name="ce1" office:value-type="string">
            <text:p>Rows Averaged (k)</text:p>
          </table:table-cell>
          <table:table-cell table:style-name="ce1" office:value-type="string">
            <text:p>100-115</text:p>
          </table:table-cell>
          <table:table-cell table:style-name="ce1"/>
        </table:table-row>
        <table:table-row table:style-name="ro1">
          <table:table-cell table:style-name="ce1" office:value-type="string">
            <text:p>Columns Plotted (j)</text:p>
          </table:table-cell>
          <table:table-cell table:style-name="ce1" office:value-type="string">
            <text:p>300-350</text:p>
          </table:table-cell>
          <table:table-cell table:style-name="ce1" table:number-columns-repeated="2"/>
          <table:table-cell table:style-name="ce1" office:value-type="string">
            <text:p>Columns Plotted (j)</text:p>
          </table:table-cell>
          <table:table-cell table:style-name="ce1" office:value-type="string">
            <text:p>305-355</text:p>
          </table:table-cell>
          <table:table-cell table:style-name="ce1" table:number-columns-repeated="2"/>
          <table:table-cell table:style-name="ce1" office:value-type="string">
            <text:p>Columns Plotted (j)</text:p>
          </table:table-cell>
          <table:table-cell table:style-name="ce1" office:value-type="string">
            <text:p>304-354</text:p>
          </table:table-cell>
          <table:table-cell table:style-name="ce1" table:number-columns-repeated="2"/>
          <table:table-cell table:style-name="ce1" office:value-type="string">
            <text:p>Columns Plotted (j)</text:p>
          </table:table-cell>
          <table:table-cell table:style-name="ce1" office:value-type="string">
            <text:p>305-355</text:p>
          </table:table-cell>
          <table:table-cell table:style-name="ce1" table:number-columns-repeated="2"/>
          <table:table-cell table:style-name="ce1" office:value-type="string">
            <text:p>Columns Plotted (j)</text:p>
          </table:table-cell>
          <table:table-cell table:style-name="ce1" office:value-type="string">
            <text:p>305-355</text:p>
          </table:table-cell>
          <table:table-cell table:style-name="ce1"/>
        </table:table-row>
        <table:table-row table:style-name="ro1">
          <table:table-cell table:style-name="ce1" office:value-type="string">
            <text:p>Gaussian Parameters</text:p>
          </table:table-cell>
          <table:table-cell table:style-name="ce1"/>
          <table:table-cell table:style-name="ce1" office:value-type="string">
            <text:p>Sigma</text:p>
          </table:table-cell>
          <table:table-cell table:style-name="ce1"/>
          <table:table-cell table:style-name="ce1" office:value-type="string">
            <text:p>Gaussian Parameters</text:p>
          </table:table-cell>
          <table:table-cell table:style-name="ce1"/>
          <table:table-cell table:style-name="ce1" office:value-type="string">
            <text:p>Sigma</text:p>
          </table:table-cell>
          <table:table-cell table:style-name="ce1"/>
          <table:table-cell table:style-name="ce1" office:value-type="string">
            <text:p>Gaussian Parameters</text:p>
          </table:table-cell>
          <table:table-cell table:style-name="ce1"/>
          <table:table-cell table:style-name="ce1" office:value-type="string">
            <text:p>Sigma</text:p>
          </table:table-cell>
          <table:table-cell table:style-name="ce1"/>
          <table:table-cell table:style-name="ce1" office:value-type="string">
            <text:p>Gaussian Parameters</text:p>
          </table:table-cell>
          <table:table-cell table:style-name="ce1" table:number-columns-repeated="3"/>
          <table:table-cell table:style-name="ce1" office:value-type="string">
            <text:p>Gaussian Parameters</text:p>
          </table:table-cell>
          <table:table-cell table:style-name="ce1"/>
          <table:table-cell table:style-name="ce1" office:value-type="string">
            <text:p>Sigma</text:p>
          </table:table-cell>
        </table:table-row>
        <table:table-row table:style-name="ro1">
          <table:table-cell table:style-name="ce1" office:value-type="string">
            <text:p>A0</text:p>
          </table:table-cell>
          <table:table-cell table:style-name="ce2" office:value-type="float" office:value="810.135">
            <text:p>810.135</text:p>
          </table:table-cell>
          <table:table-cell table:style-name="ce2" office:value-type="float" office:value="12.3593">
            <text:p>12.3593</text:p>
          </table:table-cell>
          <table:table-cell table:style-name="ce1"/>
          <table:table-cell table:style-name="ce1" office:value-type="string">
            <text:p>A0</text:p>
          </table:table-cell>
          <table:table-cell table:style-name="ce2" office:value-type="float" office:value="698.195">
            <text:p>698.195</text:p>
          </table:table-cell>
          <table:table-cell table:style-name="ce2" office:value-type="float" office:value="11.1932">
            <text:p>11.1932</text:p>
          </table:table-cell>
          <table:table-cell table:style-name="ce1"/>
          <table:table-cell table:style-name="ce1" office:value-type="string">
            <text:p>A0</text:p>
          </table:table-cell>
          <table:table-cell table:style-name="ce2" office:value-type="float" office:value="838.752">
            <text:p>838.752</text:p>
          </table:table-cell>
          <table:table-cell table:style-name="ce2" office:value-type="float" office:value="12.928">
            <text:p>12.928</text:p>
          </table:table-cell>
          <table:table-cell table:style-name="ce1"/>
          <table:table-cell table:style-name="ce1" office:value-type="string">
            <text:p>A0</text:p>
          </table:table-cell>
          <table:table-cell table:style-name="ce2" office:value-type="float" office:value="464.085">
            <text:p>464.085</text:p>
          </table:table-cell>
          <table:table-cell table:style-name="ce2" office:value-type="float" office:value="11.0654">
            <text:p>11.0654</text:p>
          </table:table-cell>
          <table:table-cell table:style-name="ce1"/>
          <table:table-cell table:style-name="ce1" office:value-type="string">
            <text:p>A0</text:p>
          </table:table-cell>
          <table:table-cell table:style-name="ce2" office:value-type="float" office:value="593.828">
            <text:p>593.828</text:p>
          </table:table-cell>
          <table:table-cell table:style-name="ce2" office:value-type="float" office:value="9.84382">
            <text:p>9.84382</text:p>
          </table:table-cell>
        </table:table-row>
        <table:table-row table:style-name="ro1">
          <table:table-cell table:style-name="ce1" office:value-type="string">
            <text:p>A1</text:p>
          </table:table-cell>
          <table:table-cell table:style-name="ce2" office:value-type="float" office:value="24.8342">
            <text:p>24.8342</text:p>
          </table:table-cell>
          <table:table-cell table:style-name="ce2" office:value-type="float" office:value="0.0345264">
            <text:p>0.0345264</text:p>
          </table:table-cell>
          <table:table-cell table:style-name="ce1"/>
          <table:table-cell table:style-name="ce1" office:value-type="string">
            <text:p>A1</text:p>
          </table:table-cell>
          <table:table-cell table:style-name="ce2" office:value-type="float" office:value="24.907">
            <text:p>24.907</text:p>
          </table:table-cell>
          <table:table-cell table:style-name="ce2" office:value-type="float" office:value="0.038301">
            <text:p>0.038301</text:p>
          </table:table-cell>
          <table:table-cell table:style-name="ce1"/>
          <table:table-cell table:style-name="ce1" office:value-type="string">
            <text:p>A1</text:p>
          </table:table-cell>
          <table:table-cell table:style-name="ce2" office:value-type="float" office:value="23.9574">
            <text:p>23.9574</text:p>
          </table:table-cell>
          <table:table-cell table:style-name="ce2" office:value-type="float" office:value="0.03624">
            <text:p>0.03624</text:p>
          </table:table-cell>
          <table:table-cell table:style-name="ce1"/>
          <table:table-cell table:style-name="ce1" office:value-type="string">
            <text:p>A1</text:p>
          </table:table-cell>
          <table:table-cell table:style-name="ce2" office:value-type="float" office:value="25.117">
            <text:p>25.117</text:p>
          </table:table-cell>
          <table:table-cell table:style-name="ce2" office:value-type="float" office:value="0.0543113">
            <text:p>0.0543113</text:p>
          </table:table-cell>
          <table:table-cell table:style-name="ce1"/>
          <table:table-cell table:style-name="ce1" office:value-type="string">
            <text:p>A1</text:p>
          </table:table-cell>
          <table:table-cell table:style-name="ce2" office:value-type="float" office:value="24.9217">
            <text:p>24.9217</text:p>
          </table:table-cell>
          <table:table-cell table:style-name="ce2" office:value-type="float" office:value="0.0392537">
            <text:p>0.0392537</text:p>
          </table:table-cell>
        </table:table-row>
        <table:table-row table:style-name="ro1">
          <table:table-cell table:style-name="ce1" office:value-type="string">
            <text:p>A2</text:p>
          </table:table-cell>
          <table:table-cell table:style-name="ce2" office:value-type="float" office:value="2.05055">
            <text:p>2.05055</text:p>
          </table:table-cell>
          <table:table-cell table:style-name="ce2" office:value-type="float" office:value="0.0387413">
            <text:p>0.0387413</text:p>
          </table:table-cell>
          <table:table-cell table:style-name="ce1"/>
          <table:table-cell table:style-name="ce1" office:value-type="string">
            <text:p>A2</text:p>
          </table:table-cell>
          <table:table-cell table:style-name="ce2" office:value-type="float" office:value="2.18686">
            <text:p>2.18686</text:p>
          </table:table-cell>
          <table:table-cell table:style-name="ce2" office:value-type="float" office:value="0.0433977">
            <text:p>0.0433977</text:p>
          </table:table-cell>
          <table:table-cell table:style-name="ce1"/>
          <table:table-cell table:style-name="ce1" office:value-type="string">
            <text:p>A2</text:p>
          </table:table-cell>
          <table:table-cell table:style-name="ce2" office:value-type="float" office:value="2.13727">
            <text:p>2.13727</text:p>
          </table:table-cell>
          <table:table-cell table:style-name="ce2" office:value-type="float" office:value="0.0409021">
            <text:p>0.0409021</text:p>
          </table:table-cell>
          <table:table-cell table:style-name="ce1"/>
          <table:table-cell table:style-name="ce1" office:value-type="string">
            <text:p>A2</text:p>
          </table:table-cell>
          <table:table-cell table:style-name="ce2" office:value-type="float" office:value="2.0631">
            <text:p>2.0631</text:p>
          </table:table-cell>
          <table:table-cell table:style-name="ce2" office:value-type="float" office:value="0.0610065">
            <text:p>0.0610065</text:p>
          </table:table-cell>
          <table:table-cell table:style-name="ce1"/>
          <table:table-cell table:style-name="ce1" office:value-type="string">
            <text:p>A2</text:p>
          </table:table-cell>
          <table:table-cell table:style-name="ce2" office:value-type="float" office:value="2.16208">
            <text:p>2.16208</text:p>
          </table:table-cell>
          <table:table-cell table:style-name="ce2" office:value-type="float" office:value="0.0444028">
            <text:p>0.0444028</text:p>
          </table:table-cell>
        </table:table-row>
        <table:table-row table:style-name="ro1">
          <table:table-cell table:style-name="ce1" office:value-type="string">
            <text:p>A3</text:p>
          </table:table-cell>
          <table:table-cell table:style-name="ce2" office:value-type="float" office:value="380.773">
            <text:p>380.773</text:p>
          </table:table-cell>
          <table:table-cell table:style-name="ce2" office:value-type="float" office:value="7.6713">
            <text:p>7.6713</text:p>
          </table:table-cell>
          <table:table-cell table:style-name="ce1"/>
          <table:table-cell table:style-name="ce1" office:value-type="string">
            <text:p>A3</text:p>
          </table:table-cell>
          <table:table-cell table:style-name="ce2" office:value-type="float" office:value="426.63">
            <text:p>426.63</text:p>
          </table:table-cell>
          <table:table-cell table:style-name="ce2" office:value-type="float" office:value="7.14512">
            <text:p>7.14512</text:p>
          </table:table-cell>
          <table:table-cell table:style-name="ce1"/>
          <table:table-cell table:style-name="ce1" office:value-type="string">
            <text:p>A3</text:p>
          </table:table-cell>
          <table:table-cell table:style-name="ce2" office:value-type="float" office:value="296.087">
            <text:p>296.087</text:p>
          </table:table-cell>
          <table:table-cell table:style-name="ce2" office:value-type="float" office:value="8.13212">
            <text:p>8.13212</text:p>
          </table:table-cell>
          <table:table-cell table:style-name="ce1"/>
          <table:table-cell table:style-name="ce1" office:value-type="string">
            <text:p>A3</text:p>
          </table:table-cell>
          <table:table-cell table:style-name="ce2" office:value-type="float" office:value="518.581">
            <text:p>518.581</text:p>
          </table:table-cell>
          <table:table-cell table:style-name="ce2" office:value-type="float" office:value="6.90161">
            <text:p>6.90161</text:p>
          </table:table-cell>
          <table:table-cell table:style-name="ce1"/>
          <table:table-cell table:style-name="ce1" office:value-type="string">
            <text:p>A3</text:p>
          </table:table-cell>
          <table:table-cell table:style-name="ce2" office:value-type="float" office:value="457.383">
            <text:p>457.383</text:p>
          </table:table-cell>
          <table:table-cell table:style-name="ce2" office:value-type="float" office:value="6.25597">
            <text:p>6.25597</text:p>
          </table:table-cell>
        </table:table-row>
        <table:table-row table:style-name="ro1">
          <table:table-cell table:style-name="ce1" office:value-type="string">
            <text:p>A4</text:p>
          </table:table-cell>
          <table:table-cell table:style-name="ce2" office:value-type="float" office:value="3.11937">
            <text:p>3.11937</text:p>
          </table:table-cell>
          <table:table-cell table:style-name="ce2" office:value-type="float" office:value="0.815812">
            <text:p>0.815812</text:p>
          </table:table-cell>
          <table:table-cell table:style-name="ce1"/>
          <table:table-cell table:style-name="ce1" office:value-type="string">
            <text:p>A4</text:p>
          </table:table-cell>
          <table:table-cell table:style-name="ce2" office:value-type="float" office:value="11.0157">
            <text:p>11.0157</text:p>
          </table:table-cell>
          <table:table-cell table:style-name="ce2" office:value-type="float" office:value="0.768615">
            <text:p>0.768615</text:p>
          </table:table-cell>
          <table:table-cell table:style-name="ce1"/>
          <table:table-cell table:style-name="ce1" office:value-type="string">
            <text:p>A4</text:p>
          </table:table-cell>
          <table:table-cell table:style-name="ce2" office:value-type="float" office:value="2.52656">
            <text:p>2.52656</text:p>
          </table:table-cell>
          <table:table-cell table:style-name="ce2" office:value-type="float" office:value="0.871251">
            <text:p>0.871251</text:p>
          </table:table-cell>
          <table:table-cell table:style-name="ce1"/>
          <table:table-cell table:style-name="ce1" office:value-type="string">
            <text:p>A4</text:p>
          </table:table-cell>
          <table:table-cell table:style-name="ce2" office:value-type="float" office:value="3.37514">
            <text:p>3.37514</text:p>
          </table:table-cell>
          <table:table-cell table:style-name="ce2" office:value-type="float" office:value="0.734638">
            <text:p>0.734638</text:p>
          </table:table-cell>
          <table:table-cell table:style-name="ce1"/>
          <table:table-cell table:style-name="ce1" office:value-type="string">
            <text:p>A4</text:p>
          </table:table-cell>
          <table:table-cell table:style-name="ce2" office:value-type="float" office:value="0.905479">
            <text:p>0.905479</text:p>
          </table:table-cell>
          <table:table-cell table:style-name="ce2" office:value-type="float" office:value="0.67163">
            <text:p>0.67163</text:p>
          </table:table-cell>
        </table:table-row>
        <table:table-row table:style-name="ro1">
          <table:table-cell table:style-name="ce1" office:value-type="string">
            <text:p>A5</text:p>
          </table:table-cell>
          <table:table-cell table:style-name="ce2" office:value-type="float" office:value="-0.0315869">
            <text:p>-0.0315869</text:p>
          </table:table-cell>
          <table:table-cell table:style-name="ce2" office:value-type="float" office:value="0.015951">
            <text:p>0.015951</text:p>
          </table:table-cell>
          <table:table-cell table:style-name="ce1"/>
          <table:table-cell table:style-name="ce1" office:value-type="string">
            <text:p>A5</text:p>
          </table:table-cell>
          <table:table-cell table:style-name="ce2" office:value-type="float" office:value="-0.0904464">
            <text:p>-0.0904464</text:p>
          </table:table-cell>
          <table:table-cell table:style-name="ce2" office:value-type="float" office:value="0.0150336">
            <text:p>0.0150336</text:p>
          </table:table-cell>
          <table:table-cell table:style-name="ce1"/>
          <table:table-cell table:style-name="ce1" office:value-type="string">
            <text:p>A5</text:p>
          </table:table-cell>
          <table:table-cell table:style-name="ce2" office:value-type="float" office:value="0.00633459">
            <text:p>0.00633459</text:p>
          </table:table-cell>
          <table:table-cell table:style-name="ce2" office:value-type="float" office:value="0.0171161">
            <text:p>0.0171161</text:p>
          </table:table-cell>
          <table:table-cell table:style-name="ce1"/>
          <table:table-cell table:style-name="ce1" office:value-type="string">
            <text:p>A5</text:p>
          </table:table-cell>
          <table:table-cell table:style-name="ce2" office:value-type="float" office:value="-0.0442277">
            <text:p>-0.0442277</text:p>
          </table:table-cell>
          <table:table-cell table:style-name="ce2" office:value-type="float" office:value="0.0143454">
            <text:p>0.0143454</text:p>
          </table:table-cell>
          <table:table-cell table:style-name="ce1"/>
          <table:table-cell table:style-name="ce1" office:value-type="string">
            <text:p>A5</text:p>
          </table:table-cell>
          <table:table-cell table:style-name="ce2" office:value-type="float" office:value="0.0149679">
            <text:p>0.0149679</text:p>
          </table:table-cell>
          <table:table-cell table:style-name="ce2" office:value-type="float" office:value="0.0131341">
            <text:p>0.0131341</text:p>
          </table:table-cell>
        </table:table-row>
        <table:table-row table:style-name="ro1">
          <table:table-cell table:style-name="ce1" office:value-type="string">
            <text:p>FWHM</text:p>
          </table:table-cell>
          <table:table-cell table:style-name="ce1" table:formula="of:=2*SQRT(2*LN(2))*[.B10]" office:value-type="float" office:value="4.82867624333821">
            <text:p>4.8286762433</text:p>
          </table:table-cell>
          <table:table-cell table:style-name="ce1" table:number-columns-repeated="2"/>
          <table:table-cell table:style-name="ce1" office:value-type="string">
            <text:p>FWHM</text:p>
          </table:table-cell>
          <table:table-cell table:style-name="ce1" table:formula="of:=2*SQRT(2*LN(2))*[.F10]" office:value-type="float" office:value="5.14966176367638">
            <text:p>5.1496617637</text:p>
          </table:table-cell>
          <table:table-cell table:style-name="ce1" table:number-columns-repeated="2"/>
          <table:table-cell table:style-name="ce1" office:value-type="string">
            <text:p>FWHM</text:p>
          </table:table-cell>
          <table:table-cell table:style-name="ce1" table:formula="of:=2*SQRT(2*LN(2))*[.J10]" office:value-type="float" office:value="5.0328862376433">
            <text:p>5.0328862376</text:p>
          </table:table-cell>
          <table:table-cell table:style-name="ce1" table:number-columns-repeated="2"/>
          <table:table-cell table:style-name="ce1" office:value-type="string">
            <text:p>FWHM</text:p>
          </table:table-cell>
          <table:table-cell table:style-name="ce1" table:formula="of:=2*SQRT(2*LN(2))*[.N10]" office:value-type="float" office:value="4.85822923490335">
            <text:p>4.8582292349</text:p>
          </table:table-cell>
          <table:table-cell table:style-name="ce1" table:number-columns-repeated="2"/>
          <table:table-cell table:style-name="ce1" office:value-type="string">
            <text:p>FWHM</text:p>
          </table:table-cell>
          <table:table-cell table:style-name="ce1" table:formula="of:=2*SQRT(2*LN(2))*[.R10]" office:value-type="float" office:value="5.09130932296052">
            <text:p>5.091309323</text:p>
          </table:table-cell>
          <table:table-cell table:style-name="ce1"/>
        </table:table-row>
        <table:table-row table:style-name="ro1">
          <table:table-cell table:style-name="ce1" office:value-type="string">
            <text:p>Transit Column</text:p>
          </table:table-cell>
          <table:table-cell table:style-name="ce1" office:value-type="float" office:value="324.834">
            <text:p>324.834</text:p>
          </table:table-cell>
          <table:table-cell table:style-name="ce1" table:number-columns-repeated="2"/>
          <table:table-cell table:style-name="ce1" office:value-type="string">
            <text:p>Transit Column</text:p>
          </table:table-cell>
          <table:table-cell table:style-name="ce1" office:value-type="float" office:value="329.907">
            <text:p>329.907</text:p>
          </table:table-cell>
          <table:table-cell table:style-name="ce1" table:number-columns-repeated="2"/>
          <table:table-cell table:style-name="ce1" office:value-type="string">
            <text:p>Transit Column</text:p>
          </table:table-cell>
          <table:table-cell table:style-name="ce1" office:value-type="float" office:value="327.957">
            <text:p>327.957</text:p>
          </table:table-cell>
          <table:table-cell table:style-name="ce1" table:number-columns-repeated="2"/>
          <table:table-cell table:style-name="ce1" office:value-type="string">
            <text:p>Transit Column</text:p>
          </table:table-cell>
          <table:table-cell table:style-name="ce1" office:value-type="float" office:value="330.117">
            <text:p>330.117</text:p>
          </table:table-cell>
          <table:table-cell table:style-name="ce1" table:number-columns-repeated="2"/>
          <table:table-cell table:style-name="ce1" office:value-type="string">
            <text:p>Transit Column</text:p>
          </table:table-cell>
          <table:table-cell table:style-name="ce1" office:value-type="float" office:value="329.922">
            <text:p>329.922</text:p>
          </table:table-cell>
          <table:table-cell table:style-name="ce1"/>
        </table:table-row>
        <table:table-row table:style-name="ro1">
          <table:table-cell table:style-name="ce1" office:value-type="string">
            <text:p>Extra=2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string">
            <text:p>Extra=355</text:p>
          </table:table-cell>
          <table:table-cell table:style-name="ce1"/>
          <table:table-cell table:style-name="ce1" office:value-type="float" office:value="67">
            <text:p>67</text:p>
          </table:table-cell>
          <table:table-cell table:style-name="ce1"/>
          <table:table-cell table:style-name="ce1" office:value-type="string">
            <text:p>Extra=13</text:p>
          </table:table-cell>
          <table:table-cell table:style-name="ce1"/>
          <table:table-cell table:style-name="ce1" office:value-type="float" office:value="38">
            <text:p>38</text:p>
          </table:table-cell>
          <table:table-cell table:style-name="ce1"/>
          <table:table-cell table:style-name="ce1" office:value-type="string">
            <text:p>Extra=0</text:p>
          </table:table-cell>
          <table:table-cell table:style-name="ce1"/>
          <table:table-cell table:style-name="ce1" office:value-type="float" office:value="125">
            <text:p>125</text:p>
          </table:table-cell>
          <table:table-cell table:style-name="ce1"/>
          <table:table-cell table:style-name="ce1" office:value-type="string">
            <text:p>Extra=21</text:p>
          </table:table-cell>
          <table:table-cell table:style-name="ce1"/>
          <table:table-cell table:style-name="ce1" office:value-type="float" office:value="100">
            <text:p>1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Transit Row</text:p>
          </table:table-cell>
          <table:table-cell office:value-type="float" office:value="110.112">
            <text:p>110.112</text:p>
          </table:table-cell>
          <table:table-cell table:number-columns-repeated="2"/>
          <table:table-cell office:value-type="float" office:value="122">
            <text:p>122</text:p>
          </table:table-cell>
          <table:table-cell table:number-columns-repeated="3"/>
          <table:table-cell office:value-type="float" office:value="136.223">
            <text:p>136.223</text:p>
          </table:table-cell>
          <table:table-cell table:number-columns-repeated="3"/>
          <table:table-cell table:formula="of:=103.637+(28/60)*120" office:value-type="float" office:value="159.637">
            <text:p>159.637</text:p>
          </table:table-cell>
          <table:table-cell table:number-columns-repeated="3"/>
          <table:table-cell office:value-type="float" office:value="101.276">
            <text:p>101.276</text:p>
          </table:table-cell>
          <table:table-cell table:number-columns-repeated="2"/>
        </table:table-row>
        <table:table-row table:style-name="ro1">
          <table:table-cell office:value-type="string">
            <text:p>Transit Time (Universal)</text:p>
          </table:table-cell>
          <table:table-cell table:formula="of:=(([.B18])/120)+[.C3]" office:value-type="float" office:value="9.9176">
            <text:p>9.9176</text:p>
          </table:table-cell>
          <table:table-cell table:number-columns-repeated="2"/>
          <table:table-cell table:formula="of:=(([.E18])/120)+[.F3]" office:value-type="float" office:value="5.01666666666667">
            <text:p>5.0166666667</text:p>
          </table:table-cell>
          <table:table-cell table:number-columns-repeated="3"/>
          <table:table-cell table:formula="of:=(([.I18])/120)+[.J3]" office:value-type="float" office:value="7.13519166666667">
            <text:p>7.1351916667</text:p>
          </table:table-cell>
          <table:table-cell table:number-columns-repeated="3"/>
          <table:table-cell table:formula="of:=(([.M18])/120)+[.N3]" office:value-type="float" office:value="1.33030833333333">
            <text:p>1.3303083333</text:p>
          </table:table-cell>
          <table:table-cell table:number-columns-repeated="3"/>
          <table:table-cell table:formula="of:=(([.Q18])/120)+[.R3]" office:value-type="float" office:value="2.84396666666667">
            <text:p>2.8439666667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Step 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Step </text:p>
          </table:table-cell>
          <table:table-cell office:value-type="float" office:value="1562">
            <text:p>1562</text:p>
          </table:table-cell>
          <table:table-cell table:number-columns-repeated="2"/>
          <table:table-cell office:value-type="string">
            <text:p>Step </text:p>
          </table:table-cell>
          <table:table-cell office:value-type="float" office:value="1551">
            <text:p>1551</text:p>
          </table:table-cell>
          <table:table-cell table:number-columns-repeated="2"/>
          <table:table-cell office:value-type="string">
            <text:p>Step </text:p>
          </table:table-cell>
          <table:table-cell office:value-type="float" office:value="1562">
            <text:p>1562</text:p>
          </table:table-cell>
          <table:table-cell table:number-columns-repeated="2"/>
          <table:table-cell office:value-type="string">
            <text:p>Step </text:p>
          </table:table-cell>
          <table:table-cell office:value-type="float" office:value="1562">
            <text:p>1562</text:p>
          </table:table-cell>
          <table:table-cell/>
        </table:table-row>
        <table:table-row table:style-name="ro1">
          <table:table-cell office:value-type="string">
            <text:p>Transit Angle</text:p>
          </table:table-cell>
          <table:table-cell table:formula="of:=(360/4000)*[.B21]" office:value-type="float" office:value="138.06">
            <text:p>138.06</text:p>
          </table:table-cell>
          <table:table-cell table:number-columns-repeated="2"/>
          <table:table-cell office:value-type="string">
            <text:p>Transit Angle</text:p>
          </table:table-cell>
          <table:table-cell table:formula="of:=(360/4000)*[.F21]" office:value-type="float" office:value="140.58">
            <text:p>140.58</text:p>
          </table:table-cell>
          <table:table-cell table:number-columns-repeated="2"/>
          <table:table-cell office:value-type="string">
            <text:p>Transit Angle</text:p>
          </table:table-cell>
          <table:table-cell table:formula="of:=(360/4000)*[.J21]" office:value-type="float" office:value="139.59">
            <text:p>139.59</text:p>
          </table:table-cell>
          <table:table-cell table:number-columns-repeated="2"/>
          <table:table-cell office:value-type="string">
            <text:p>Transit Angle</text:p>
          </table:table-cell>
          <table:table-cell table:formula="of:=(360/4000)*[.N21]" office:value-type="float" office:value="140.58">
            <text:p>140.58</text:p>
          </table:table-cell>
          <table:table-cell table:number-columns-repeated="2"/>
          <table:table-cell office:value-type="string">
            <text:p>Transit Angle</text:p>
          </table:table-cell>
          <table:table-cell table:formula="of:=(360/4000)*[.R21]" office:value-type="float" office:value="140.58">
            <text:p>140.58</text:p>
          </table:table-cell>
          <table:table-cell/>
        </table:table-row>
        <table:table-row table:style-name="ro1">
          <table:table-cell office:value-type="string">
            <text:p>Above Horizon</text:p>
          </table:table-cell>
          <table:table-cell table:formula="of:=180-[.B22]" office:value-type="float" office:value="41.94">
            <text:p>41.94</text:p>
          </table:table-cell>
          <table:table-cell table:number-columns-repeated="3"/>
          <table:table-cell table:formula="of:=180-[.F22]" office:value-type="float" office:value="39.42">
            <text:p>39.42</text:p>
          </table:table-cell>
          <table:table-cell table:number-columns-repeated="3"/>
          <table:table-cell table:formula="of:=180-[.J22]" office:value-type="float" office:value="40.41">
            <text:p>40.41</text:p>
          </table:table-cell>
          <table:table-cell table:number-columns-repeated="3"/>
          <table:table-cell table:formula="of:=180-[.N22]" office:value-type="float" office:value="39.42">
            <text:p>39.42</text:p>
          </table:table-cell>
          <table:table-cell table:number-columns-repeated="3"/>
          <table:table-cell table:formula="of:=180-[.R22]" office:value-type="float" office:value="39.42">
            <text:p>39.42</text:p>
          </table:table-cell>
          <table:table-cell/>
        </table:table-row>
        <table:table-row table:style-name="ro1">
          <table:table-cell office:value-type="string">
            <text:p>RA</text:p>
          </table:table-cell>
          <table:table-cell office:value-type="string">
            <text:p>02 27 59</text:p>
          </table:table-cell>
          <table:table-cell table:number-columns-repeated="2"/>
          <table:table-cell office:value-type="string">
            <text:p>RA</text:p>
          </table:table-cell>
          <table:table-cell office:value-type="string">
            <text:p>01 58 06</text:p>
          </table:table-cell>
          <table:table-cell table:number-columns-repeated="2"/>
          <table:table-cell office:value-type="string">
            <text:p>RA</text:p>
          </table:table-cell>
          <table:table-cell office:value-type="string">
            <text:p>02 09 56</text:p>
          </table:table-cell>
          <table:table-cell table:number-columns-repeated="2"/>
          <table:table-cell office:value-type="string">
            <text:p>RA</text:p>
          </table:table-cell>
          <table:table-cell office:value-type="string">
            <text:p>02 03 46</text:p>
          </table:table-cell>
          <table:table-cell table:number-columns-repeated="2"/>
          <table:table-cell office:value-type="string">
            <text:p>RA</text:p>
          </table:table-cell>
          <table:table-cell office:value-type="string">
            <text:p>01 55 34</text:p>
          </table:table-cell>
          <table:table-cell/>
        </table:table-row>
        <table:table-row table:style-name="ro2">
          <table:table-cell office:value-type="string">
            <text:p>dec</text:p>
          </table:table-cell>
          <table:table-cell office:value-type="string">
            <text:p>12 54 14</text:p>
          </table:table-cell>
          <table:table-cell table:number-columns-repeated="2"/>
          <table:table-cell office:value-type="string">
            <text:p>dec</text:p>
          </table:table-cell>
          <table:table-cell office:value-type="string">
            <text:p>10 31 12</text:p>
          </table:table-cell>
          <table:table-cell table:number-columns-repeated="2"/>
          <table:table-cell office:value-type="string">
            <text:p>dec</text:p>
          </table:table-cell>
          <table:table-cell office:value-type="string">
            <text:p>11 26 52</text:p>
          </table:table-cell>
          <table:table-cell table:number-columns-repeated="2"/>
          <table:table-cell office:value-type="string">
            <text:p>dec</text:p>
          </table:table-cell>
          <table:table-cell office:value-type="string">
            <text:p>11 21 33</text:p>
          </table:table-cell>
          <table:table-cell table:number-columns-repeated="2"/>
          <table:table-cell office:value-type="string">
            <text:p>dec</text:p>
          </table:table-cell>
          <table:table-cell office:value-type="string">
            <text:p>10 28 45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Jupiter -0.017deg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Above Horizon (°)</text:p>
          </table:table-cell>
          <table:table-cell table:formula="of:=41.94" office:value-type="float" office:value="41.94">
            <text:p>41.94</text:p>
          </table:table-cell>
          <table:table-cell table:number-columns-repeated="2"/>
          <table:table-cell office:value-type="string">
            <text:p>Above Horizon (°)</text:p>
          </table:table-cell>
          <table:table-cell office:value-type="float" office:value="39.42">
            <text:p>39.42</text:p>
          </table:table-cell>
          <table:table-cell table:number-columns-repeated="2"/>
          <table:table-cell office:value-type="string">
            <text:p>Above Horizon (°)</text:p>
          </table:table-cell>
          <table:table-cell office:value-type="float" office:value="40.41">
            <text:p>40.41</text:p>
          </table:table-cell>
          <table:table-cell table:number-columns-repeated="2"/>
          <table:table-cell office:value-type="string">
            <text:p>Above Horizon (°)</text:p>
          </table:table-cell>
          <table:table-cell office:value-type="float" office:value="39.42">
            <text:p>39.42</text:p>
          </table:table-cell>
          <table:table-cell table:number-columns-repeated="2"/>
          <table:table-cell office:value-type="string">
            <text:p>Above Horizon</text:p>
          </table:table-cell>
          <table:table-cell office:value-type="float" office:value="39.42">
            <text:p>39.42</text:p>
          </table:table-cell>
          <table:table-cell/>
        </table:table-row>
        <table:table-row table:style-name="ro1">
          <table:table-cell office:value-type="string">
            <text:p>Actual <text:s/>(°)</text:p>
          </table:table-cell>
          <table:table-cell office:value-type="float" office:value="42.6">
            <text:p>42.6</text:p>
          </table:table-cell>
          <table:table-cell table:number-columns-repeated="2"/>
          <table:table-cell office:value-type="string">
            <text:p>Actual (°)</text:p>
          </table:table-cell>
          <table:table-cell office:value-type="float" office:value="40.2">
            <text:p>40.2</text:p>
          </table:table-cell>
          <table:table-cell table:number-columns-repeated="2"/>
          <table:table-cell office:value-type="string">
            <text:p>Actual (°)</text:p>
          </table:table-cell>
          <table:table-cell office:value-type="float" office:value="41.1">
            <text:p>41.1</text:p>
          </table:table-cell>
          <table:table-cell table:number-columns-repeated="2"/>
          <table:table-cell office:value-type="string">
            <text:p>Actual (°)</text:p>
          </table:table-cell>
          <table:table-cell office:value-type="float" office:value="40.9">
            <text:p>40.9</text:p>
          </table:table-cell>
          <table:table-cell table:number-columns-repeated="2"/>
          <table:table-cell office:value-type="string">
            <text:p>Actual </text:p>
          </table:table-cell>
          <table:table-cell office:value-type="float" office:value="40.1">
            <text:p>40.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60 45 00</text:p>
          </table:table-cell>
          <table:table-cell office:value-type="float" office:value="41.8">
            <text:p>41.8</text:p>
          </table:table-cell>
          <table:table-cell table:number-columns-repeated="2"/>
          <table:table-cell office:value-type="string">
            <text:p>60 45 00</text:p>
          </table:table-cell>
          <table:table-cell office:value-type="float" office:value="39.5">
            <text:p>39.5</text:p>
          </table:table-cell>
          <table:table-cell table:number-columns-repeated="2"/>
          <table:table-cell office:value-type="string">
            <text:p>60 45 00</text:p>
          </table:table-cell>
          <table:table-cell office:value-type="float" office:value="40.4">
            <text:p>40.4</text:p>
          </table:table-cell>
          <table:table-cell table:number-columns-repeated="6"/>
          <table:table-cell office:value-type="string">
            <text:p>Try altitude <text:s/>60 45 00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>
            <draw:frame table:end-cell-address="Sheet1.N55" table:end-x="0.217cm" table:end-y="0.068cm" draw:z-index="0" draw:style-name="gr1" svg:width="15.999cm" svg:height="8.999cm" svg:x="0.492cm" svg:y="0.102cm">
              <draw:object draw:notify-on-update-of-ranges="Sheet1.C16:Sheet1.C16 Sheet1.B2:Sheet1.B2 Sheet1.B15:Sheet1.B15 Sheet1.G16:Sheet1.G16 Sheet1.F2:Sheet1.F2 Sheet1.F15:Sheet1.F15 Sheet1.K16:Sheet1.K16 Sheet1.J2:Sheet1.J2 Sheet1.J15:Sheet1.J15 Sheet1.O16:Sheet1.O16 Sheet1.N2:Sheet1.N2 Sheet1.N15:Sheet1.N15 Sheet1.S16:Sheet1.S16 Sheet1.R2:Sheet1.R2 Sheet1.R15:Sheet1.R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Date </text:p>
          </table:table-cell>
          <table:table-cell office:value-type="string">
            <text:p>Right Ascension </text:p>
          </table:table-cell>
          <table:table-cell office:value-type="string">
            <text:p>Day</text:p>
          </table:table-cell>
          <table:table-cell table:number-columns-repeated="16"/>
        </table:table-row>
        <table:table-row table:style-name="ro1">
          <table:table-cell office:value-type="string">
            <text:p>09/14/2011</text:p>
          </table:table-cell>
          <table:table-cell office:value-type="string">
            <text:p>2 32.2</text:p>
          </table:table-cell>
          <table:table-cell office:value-type="float" office:value="0">
            <text:p>0</text:p>
          </table:table-cell>
          <table:table-cell office:value-type="float" office:value="2.5366666">
            <text:p>2.5366666</text:p>
          </table:table-cell>
          <table:table-cell table:number-columns-repeated="15"/>
        </table:table-row>
        <table:table-row table:style-name="ro1">
          <table:table-cell office:value-type="string">
            <text:p>10/16/2011</text:p>
          </table:table-cell>
          <table:table-cell office:value-type="string">
            <text:p>2 20.7</text:p>
          </table:table-cell>
          <table:table-cell office:value-type="float" office:value="32">
            <text:p>32</text:p>
          </table:table-cell>
          <table:table-cell office:value-type="float" office:value="2.345">
            <text:p>2.345</text:p>
          </table:table-cell>
          <table:table-cell table:number-columns-repeated="15"/>
        </table:table-row>
        <table:table-row table:style-name="ro1">
          <table:table-cell office:value-type="string">
            <text:p>11/17/2011</text:p>
          </table:table-cell>
          <table:table-cell office:value-type="string">
            <text:p>2 04.5</text:p>
          </table:table-cell>
          <table:table-cell office:value-type="float" office:value="64">
            <text:p>64</text:p>
          </table:table-cell>
          <table:table-cell office:value-type="float" office:value="2.075">
            <text:p>2.075</text:p>
          </table:table-cell>
          <table:table-cell table:number-columns-repeated="15"/>
        </table:table-row>
        <table:table-row table:style-name="ro1">
          <table:table-cell office:value-type="string">
            <text:p>12/19/2011</text:p>
          </table:table-cell>
          <table:table-cell office:value-type="string">
            <text:p>1 55.2</text:p>
          </table:table-cell>
          <table:table-cell office:value-type="float" office:value="96">
            <text:p>96</text:p>
          </table:table-cell>
          <table:table-cell office:value-type="float" office:value="1.92">
            <text:p>1.92</text:p>
          </table:table-cell>
          <table:table-cell table:number-columns-repeated="15"/>
        </table:table-row>
        <table:table-row table:style-name="ro1">
          <table:table-cell office:value-type="string">
            <text:p>01/01/2012</text:p>
          </table:table-cell>
          <table:table-cell office:value-type="string">
            <text:p>1 55.0</text:p>
          </table:table-cell>
          <table:table-cell office:value-type="float" office:value="109">
            <text:p>109</text:p>
          </table:table-cell>
          <table:table-cell office:value-type="float" office:value="1.916666">
            <text:p>1.916666</text:p>
          </table:table-cell>
          <table:table-cell table:number-columns-repeated="15"/>
        </table:table-row>
        <table:table-row table:style-name="ro1">
          <table:table-cell office:value-type="string">
            <text:p>02/02/2012</text:p>
          </table:table-cell>
          <table:table-cell office:value-type="string">
            <text:p>2 03.7</text:p>
          </table:table-cell>
          <table:table-cell office:value-type="float" office:value="141">
            <text:p>141</text:p>
          </table:table-cell>
          <table:table-cell office:value-type="float" office:value="2.061666">
            <text:p>2.061666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Experimental</text:p>
          </table:table-cell>
          <table:table-cell office:value-type="string">
            <text:p>RA</text:p>
          </table:table-cell>
          <table:table-cell/>
          <table:table-cell office:value-type="string">
            <text:p>Decimal</text:p>
          </table:table-cell>
          <table:table-cell office:value-type="string">
            <text:p>Sidereal time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09-29-2011</text:p>
          </table:table-cell>
          <table:table-cell office:value-type="string">
            <text:p>02 27 59</text:p>
          </table:table-cell>
          <table:table-cell table:style-name="ce1" office:value-type="float" office:value="15">
            <text:p>15</text:p>
          </table:table-cell>
          <table:table-cell office:value-type="float" office:value="2.4664">
            <text:p>2.4664</text:p>
          </table:table-cell>
          <table:table-cell office:value-type="string">
            <text:p>02 53 47</text:p>
          </table:table-cell>
          <table:table-cell table:style-name="ce3" office:value-type="float" office:value="2.8963888">
            <text:p>2.896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11-06-2011</text:p>
          </table:table-cell>
          <table:table-cell office:value-type="string">
            <text:p>02 09 56</text:p>
          </table:table-cell>
          <table:table-cell table:style-name="ce1" office:value-type="float" office:value="53">
            <text:p>53</text:p>
          </table:table-cell>
          <table:table-cell office:value-type="float" office:value="2.01556">
            <text:p>2.01556</text:p>
          </table:table-cell>
          <table:table-cell office:value-type="string">
            <text:p>02 41 13</text:p>
          </table:table-cell>
          <table:table-cell table:style-name="ce3" office:value-type="float" office:value="2.68694444444445">
            <text:p>2.687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12-05-2011</text:p>
          </table:table-cell>
          <table:table-cell office:value-type="string">
            <text:p>01 58 06</text:p>
          </table:table-cell>
          <table:table-cell table:style-name="ce1" office:value-type="float" office:value="82">
            <text:p>82</text:p>
          </table:table-cell>
          <table:table-cell office:value-type="float" office:value="1.96833">
            <text:p>1.96833</text:p>
          </table:table-cell>
          <table:table-cell office:value-type="string">
            <text:p>2 28 05</text:p>
          </table:table-cell>
          <table:table-cell table:style-name="ce3" office:value-type="float" office:value="2.46805555555556">
            <text:p>2.468</text:p>
          </table:table-cell>
          <table:table-cell table:number-columns-repeated="13"/>
        </table:table-row>
        <table:table-row table:style-name="ro1">
          <table:table-cell office:value-type="string">
            <text:p>01-07-2012</text:p>
          </table:table-cell>
          <table:table-cell office:value-type="string">
            <text:p>01 55 34</text:p>
          </table:table-cell>
          <table:table-cell office:value-type="float" office:value="110">
            <text:p>110</text:p>
          </table:table-cell>
          <table:table-cell office:value-type="float" office:value="1.92611">
            <text:p>1.92611</text:p>
          </table:table-cell>
          <table:table-cell office:value-type="string">
            <text:p>02 27 29</text:p>
          </table:table-cell>
          <table:table-cell table:style-name="ce3" office:value-type="float" office:value="2.45805555555556">
            <text:p>2.458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02-01-2012</text:p>
          </table:table-cell>
          <table:table-cell office:value-type="string">
            <text:p>02 03 46</text:p>
          </table:table-cell>
          <table:table-cell table:style-name="ce1" office:value-type="float" office:value="140">
            <text:p>140</text:p>
          </table:table-cell>
          <table:table-cell office:value-type="float" office:value="2.063">
            <text:p>2.063</text:p>
          </table:table-cell>
          <table:table-cell office:value-type="string">
            <text:p>02 34 58</text:p>
          </table:table-cell>
          <table:table-cell table:style-name="ce3" office:value-type="float" office:value="2.58277777777778">
            <text:p>2.583</text:p>
          </table:table-cell>
          <table:table-cell table:number-columns-repeated="13"/>
        </table:table-row>
        <table:table-row table:style-name="ro1">
          <table:table-cell table:number-columns-repeated="12"/>
          <table:table-cell>
            <draw:frame table:end-cell-address="Sheet1.S71" table:end-x="1.33cm" table:end-y="0.173cm" draw:z-index="1" draw:style-name="gr1" svg:width="15.999cm" svg:height="8.999cm" svg:x="1.909cm" svg:y="0.207cm">
              <draw:object draw:notify-on-update-of-ranges="Sheet1.C38:Sheet1.C43 Sheet1.B37:Sheet1.B37 Sheet1.D38:Sheet1.D43 Sheet1.C46:Sheet1.C50 Sheet1.E45:Sheet1.E45 Sheet1.F46:Sheet1.F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office:value-type="float" office:value="36.9958">
            <text:p>36.9958</text:p>
          </table:table-cell>
          <table:table-cell table:number-columns-repeated="2"/>
          <table:table-cell office:value-type="float" office:value="43.44583">
            <text:p>43.44583</text:p>
          </table:table-cell>
          <table:table-cell/>
          <table:table-cell table:formula="of:=[.E52]-[.B52]" office:value-type="float" office:value="6.45003">
            <text:p>6.450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.48333">
            <text:p>32.48333</text:p>
          </table:table-cell>
          <table:table-cell table:number-columns-repeated="2"/>
          <table:table-cell office:value-type="float" office:value="40.3042">
            <text:p>40.3042</text:p>
          </table:table-cell>
          <table:table-cell/>
          <table:table-cell table:formula="of:=[.E53]-[.B53]" office:value-type="float" office:value="7.82087">
            <text:p>7.820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.525">
            <text:p>29.525</text:p>
          </table:table-cell>
          <table:table-cell table:number-columns-repeated="2"/>
          <table:table-cell office:value-type="float" office:value="37.0208">
            <text:p>37.0208</text:p>
          </table:table-cell>
          <table:table-cell/>
          <table:table-cell table:formula="of:=[.E54]-[.B54]" office:value-type="float" office:value="7.4958">
            <text:p>7.49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.892">
            <text:p>28.892</text:p>
          </table:table-cell>
          <table:table-cell table:number-columns-repeated="2"/>
          <table:table-cell office:value-type="float" office:value="36.8708">
            <text:p>36.8708</text:p>
          </table:table-cell>
          <table:table-cell/>
          <table:table-cell table:formula="of:=[.E55]-[.B55]" office:value-type="float" office:value="7.9788">
            <text:p>7.9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.9417">
            <text:p>30.9417</text:p>
          </table:table-cell>
          <table:table-cell table:number-columns-repeated="2"/>
          <table:table-cell office:value-type="float" office:value="38.7417">
            <text:p>38.7417</text:p>
          </table:table-cell>
          <table:table-cell/>
          <table:table-cell table:formula="of:=[.E56]-[.B56]" office:value-type="float" office:value="7.8">
            <text:p>7.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SUM([.G52:.G56])/5" office:value-type="float" office:value="7.5091">
            <text:p>7.5091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2012-08-23</text:date>, <text:time>16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3T12:36:03.07</meta:creation-date>
    <dc:date>2012-08-23T16:29:12.42</dc:date>
    <meta:editing-duration>P9DT6H58M26S</meta:editing-duration>
    <meta:editing-cycles>10</meta:editing-cycles>
    <meta:generator>OpenOffice.org/3.3$Win32 OpenOffice.org_project/330m20$Build-9567</meta:generator>
    <meta:document-statistic meta:table-count="3" meta:cell-count="3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8cm" svg:y="3.24cm" chart:style-name="ch2"/>
        <chart:plot-area chart:style-name="ch3" table:cell-range-address="Sheet1.C16:Sheet1.C16 Sheet1.B2:Sheet1.B2 Sheet1.B15:Sheet1.B15 Sheet1.F2:Sheet1.F2 Sheet1.F15:Sheet1.F15 Sheet1.J2:Sheet1.J2 Sheet1.J15:Sheet1.J15 Sheet1.N2:Sheet1.N2 Sheet1.N15:Sheet1.N15 Sheet1.R2:Sheet1.R2 Sheet1.R15:Sheet1.R15" chart:data-source-has-labels="row" svg:x="0.77cm" svg:y="0.855cm" svg:width="12.088cm" svg:height="7.545cm">
          <chartooo:coordinate-region svg:x="1.577cm" svg:y="1.067cm" svg:width="11.001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15" chart:label-cell-address="Sheet1.B2:Sheet1.B2" chart:class="chart:scatter">
            <chart:domain table:cell-range-address="Sheet1.C16:Sheet1.C16"/>
            <chart:data-point/>
          </chart:series>
          <chart:series chart:style-name="ch7" chart:values-cell-range-address="Sheet1.F15:Sheet1.F15" chart:label-cell-address="Sheet1.F2:Sheet1.F2" chart:class="chart:scatter">
            <chart:domain table:cell-range-address="Sheet1.G16:Sheet1.G16"/>
            <chart:data-point/>
          </chart:series>
          <chart:series chart:style-name="ch8" chart:values-cell-range-address="Sheet1.J15:Sheet1.J15" chart:label-cell-address="Sheet1.J2:Sheet1.J2" chart:class="chart:scatter">
            <chart:domain table:cell-range-address="Sheet1.K16:Sheet1.K16"/>
            <chart:data-point/>
          </chart:series>
          <chart:series chart:style-name="ch9" chart:values-cell-range-address="Sheet1.N15:Sheet1.N15" chart:label-cell-address="Sheet1.N2:Sheet1.N2" chart:class="chart:scatter">
            <chart:domain table:cell-range-address="Sheet1.O16:Sheet1.O16"/>
            <chart:data-point/>
          </chart:series>
          <chart:series chart:style-name="ch10" chart:values-cell-range-address="Sheet1.R15:Sheet1.R15" chart:label-cell-address="Sheet1.R2:Sheet1.R2" chart:class="chart:scatter">
            <chart:domain table:cell-range-address="Sheet1.S16:Sheet1.S16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9-29-2011</text:p>
                <draw:g>
                  <svg:desc>Sheet1.B2:Sheet1.B2</svg:desc>
                </draw:g>
              </table:table-cell>
              <table:table-cell office:value-type="string">
                <text:p/>
              </table:table-cell>
              <table:table-cell office:value-type="string">
                <text:p>12-05-2011</text:p>
                <draw:g>
                  <svg:desc>Sheet1.F2:Sheet1.F2</svg:desc>
                </draw:g>
              </table:table-cell>
              <table:table-cell office:value-type="string">
                <text:p/>
              </table:table-cell>
              <table:table-cell office:value-type="string">
                <text:p>11-06-2011</text:p>
                <draw:g>
                  <svg:desc>Sheet1.J2:Sheet1.J2</svg:desc>
                </draw:g>
              </table:table-cell>
              <table:table-cell office:value-type="string">
                <text:p/>
              </table:table-cell>
              <table:table-cell office:value-type="string">
                <text:p>02-01-2012</text:p>
                <draw:g>
                  <svg:desc>Sheet1.N2:Sheet1.N2</svg:desc>
                </draw:g>
              </table:table-cell>
              <table:table-cell office:value-type="string">
                <text:p/>
              </table:table-cell>
              <table:table-cell office:value-type="string">
                <text:p>01-07-2012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C16:Sheet1.C16</svg:desc>
                </draw:g>
              </table:table-cell>
              <table:table-cell office:value-type="float" office:value="324.834">
                <text:p>324.834</text:p>
                <draw:g>
                  <svg:desc>Sheet1.B15:Sheet1.B15</svg:desc>
                </draw:g>
              </table:table-cell>
              <table:table-cell office:value-type="float" office:value="67">
                <text:p>67</text:p>
                <draw:g>
                  <svg:desc>Sheet1.G16:Sheet1.G16</svg:desc>
                </draw:g>
              </table:table-cell>
              <table:table-cell office:value-type="float" office:value="329.907">
                <text:p>329.907</text:p>
                <draw:g>
                  <svg:desc>Sheet1.F15:Sheet1.F15</svg:desc>
                </draw:g>
              </table:table-cell>
              <table:table-cell office:value-type="float" office:value="38">
                <text:p>38</text:p>
                <draw:g>
                  <svg:desc>Sheet1.K16:Sheet1.K16</svg:desc>
                </draw:g>
              </table:table-cell>
              <table:table-cell office:value-type="float" office:value="327.957">
                <text:p>327.957</text:p>
                <draw:g>
                  <svg:desc>Sheet1.J15:Sheet1.J15</svg:desc>
                </draw:g>
              </table:table-cell>
              <table:table-cell office:value-type="float" office:value="125">
                <text:p>125</text:p>
                <draw:g>
                  <svg:desc>Sheet1.O16:Sheet1.O16</svg:desc>
                </draw:g>
              </table:table-cell>
              <table:table-cell office:value-type="float" office:value="330.117">
                <text:p>330.117</text:p>
                <draw:g>
                  <svg:desc>Sheet1.N15:Sheet1.N15</svg:desc>
                </draw:g>
              </table:table-cell>
              <table:table-cell office:value-type="float" office:value="100">
                <text:p>100</text:p>
                <draw:g>
                  <svg:desc>Sheet1.S16:Sheet1.S16</svg:desc>
                </draw:g>
              </table:table-cell>
              <table:table-cell office:value-type="float" office:value="329.922">
                <text:p>329.922</text:p>
                <draw:g>
                  <svg:desc>Sheet1.R15:Sheet1.R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15cm" chart:symbol-height="0.1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72cm" svg:y="3.954cm" chart:style-name="ch2"/>
        <chart:plot-area chart:style-name="ch3" table:cell-range-address="Sheet1.C38:Sheet1.D43 Sheet1.B37:Sheet1.B37 Sheet1.E45:Sheet1.E45 Sheet1.F46:Sheet1.F50" chart:data-source-has-labels="row" svg:x="0.77cm" svg:y="0.855cm" svg:width="11.162cm" svg:height="7.545cm">
          <chartooo:coordinate-region svg:x="1.497cm" svg:y="1.068cm" svg:width="10.15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8:Sheet1.D43" chart:label-cell-address="Sheet1.B37:Sheet1.B37" chart:class="chart:scatter">
            <chart:domain table:cell-range-address="Sheet1.C38:Sheet1.C43"/>
            <chart:data-point chart:repeated="6"/>
          </chart:series>
          <chart:series chart:style-name="ch7" chart:values-cell-range-address="Sheet1.F46:Sheet1.F50" chart:label-cell-address="Sheet1.E45:Sheet1.E45" chart:class="chart:scatter">
            <chart:domain table:cell-range-address="Sheet1.C46:Sheet1.C5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ight Ascension </text:p>
                <draw:g>
                  <svg:desc>Sheet1.B37:Sheet1.B3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idereal time</text:p>
                <draw:g>
                  <svg:desc>Sheet1.E45:Sheet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8:Sheet1.C43</svg:desc>
                </draw:g>
              </table:table-cell>
              <table:table-cell office:value-type="float" office:value="2.5366666">
                <text:p>2.5366666</text:p>
                <draw:g>
                  <svg:desc>Sheet1.D38:Sheet1.D43</svg:desc>
                </draw:g>
              </table:table-cell>
              <table:table-cell office:value-type="float" office:value="15">
                <text:p>15</text:p>
                <draw:g>
                  <svg:desc>Sheet1.C46:Sheet1.C50</svg:desc>
                </draw:g>
              </table:table-cell>
              <table:table-cell office:value-type="float" office:value="2.8963888">
                <text:p>2.8963888</text:p>
                <draw:g>
                  <svg:desc>Sheet1.F46:Sheet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.345">
                <text:p>2.345</text:p>
              </table:table-cell>
              <table:table-cell office:value-type="float" office:value="53">
                <text:p>53</text:p>
              </table:table-cell>
              <table:table-cell office:value-type="float" office:value="2.68694444444445">
                <text:p>2.6869444444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.075">
                <text:p>2.075</text:p>
              </table:table-cell>
              <table:table-cell office:value-type="float" office:value="82">
                <text:p>82</text:p>
              </table:table-cell>
              <table:table-cell office:value-type="float" office:value="2.46805555555556">
                <text:p>2.4680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1.92">
                <text:p>1.92</text:p>
              </table:table-cell>
              <table:table-cell office:value-type="float" office:value="110">
                <text:p>110</text:p>
              </table:table-cell>
              <table:table-cell office:value-type="float" office:value="2.45805555555556">
                <text:p>2.4580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1.916666">
                <text:p>1.916666</text:p>
              </table:table-cell>
              <table:table-cell office:value-type="float" office:value="140">
                <text:p>140</text:p>
              </table:table-cell>
              <table:table-cell office:value-type="float" office:value="2.58277777777778">
                <text:p>2.582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">
                <text:p>141</text:p>
              </table:table-cell>
              <table:table-cell office:value-type="float" office:value="2.061666">
                <text:p>2.06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